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'Times New Roman'" style:font-family-asian="'Times New Roman'" style:font-family-complex="'Times New Roman'" fo:background-color="transparent" fo:color="#ff3333"/>
    </style:style>
    <style:style style:name="T3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8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" style:family="text">
      <style:text-properties fo:font-size="18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6.00pt" fo:font-weight="bold" fo:font-family="'Times New Roman'" style:font-family-asian="'Times New Roman'" style:font-family-complex="'Times New Roman'" fo:background-color="#ffff99" fo:color="#009900"/>
    </style:style>
    <style:style style:name="T8" style:family="text">
      <style:text-properties fo:font-size="26.00pt" fo:font-weight="bold" fo:font-family="'Times New Roman'" style:font-family-asian="'Times New Roman'" style:font-family-complex="'Times New Roman'" fo:background-color="transparent" fo:color="#ff3333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6.00pt" fo:font-weight="bold" fo:font-family="'Times New Roman'" style:font-family-asian="'Times New Roman'" style:font-family-complex="'Times New Roman'" fo:background-color="transparent" fo:color="#ff3333"/>
    </style:style>
    <style:style style:name="T14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6.00pt" fo:font-weight="bold" fo:font-family="'Times New Roman'" style:font-family-asian="'Times New Roman'" style:font-family-complex="'Times New Roman'" fo:background-color="transparent" fo:color="#ff3333"/>
    </style:style>
    <style:style style:name="T20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bold" fo:font-family="'Times New Roman'" style:font-family-asian="'Times New Roman'" style:font-family-complex="'Times New Roman'" fo:background-color="transparent" fo:color="#ff3333"/>
    </style:style>
    <style:style style:name="T29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'Times New Roman'" style:font-family-asian="'Times New Roman'" style:font-family-complex="'Times New Roman'" fo:background-color="transparent" fo:color="#ff3333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6.00pt" fo:font-weight="bold" fo:font-family="'Times New Roman'" style:font-family-asian="'Times New Roman'" style:font-family-complex="'Times New Roman'" fo:background-color="transparent" fo:color="#ff3333"/>
    </style:style>
    <style:style style:name="T39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bold" fo:font-family="'Times New Roman'" style:font-family-asian="'Times New Roman'" style:font-family-complex="'Times New Roman'" fo:background-color="#ffff66" fo:color="#ff3333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bold" fo:font-family="'Times New Roman'" style:font-family-asian="'Times New Roman'" style:font-family-complex="'Times New Roman'" fo:background-color="#ffffff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6.00pt" fo:font-weight="bold" fo:font-family="'Times New Roman'" style:font-family-asian="'Times New Roman'" style:font-family-complex="'Times New Roman'" fo:background-color="#ffffff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20.00pt" fo:font-weight="bold" fo:font-family="Calibri" style:font-family-asian="Calibri" style:font-family-complex="Calibri" fo:background-color="#00ffff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8.00pt" fo:font-weight="bold" fo:font-family="Calibri" style:font-family-asian="Calibri" style:font-family-complex="Calibri" fo:background-color="transparent" fo:color="#ff0000"/>
    </style:style>
    <style:style style:name="T5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8.00pt" fo:font-weight="bold" fo:font-family="Calibri" style:font-family-asian="Calibri" style:font-family-complex="Calibri" fo:background-color="transparent" fo:color="#ff0000"/>
    </style:style>
    <style:style style:name="T5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8.00pt" fo:font-weight="bold" fo:font-family="Calibri" style:font-family-asian="Calibri" style:font-family-complex="Calibri" fo:background-color="transparent" style:use-window-font-color="true" fo:font-style="italic"/>
    </style:style>
    <style:style style:name="T54" style:family="text">
      <style:text-properties fo:font-size="18.00pt" fo:font-weight="bold" fo:font-family="Calibri" style:font-family-asian="Calibri" style:font-family-complex="Calibri" fo:background-color="transparent" fo:color="#ff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8.00pt" fo:font-weight="bold" fo:font-family="Calibri" style:font-family-asian="Calibri" style:font-family-complex="Calibri" fo:background-color="transparent" fo:color="#00206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8.00pt" fo:font-weight="bold" fo:font-family="Calibri" style:font-family-asian="Calibri" style:font-family-complex="Calibri" fo:background-color="transparent" fo:color="#00206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8.00pt" fo:font-weight="bold" fo:font-family="Calibri" style:font-family-asian="Calibri" style:font-family-complex="Calibri" fo:background-color="transparent" fo:color="#002060"/>
    </style:style>
    <style:style style:name="T61" style:family="text">
      <style:text-properties fo:font-size="18.00pt" fo:font-weight="bold" fo:font-family="Calibri" style:font-family-asian="Calibri" style:font-family-complex="Calibri" fo:background-color="#ffff00" fo:color="#ff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bold" fo:font-family="Calibri" style:font-family-asian="Calibri" style:font-family-complex="Calibri" fo:background-color="transparent" fo:color="#00b05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bold" fo:font-family="Calibri" style:font-family-asian="Calibri" style:font-family-complex="Calibri" fo:background-color="transparent" fo:color="#00b05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bold" fo:font-family="Calibri" style:font-family-asian="Calibri" style:font-family-complex="Calibri" fo:background-color="transparent" fo:color="#00b05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8.00pt" fo:font-weight="bold" fo:font-family="Calibri" style:font-family-asian="Calibri" style:font-family-complex="Calibri" fo:background-color="transparent" style:use-window-font-color="true" fo:font-style="italic"/>
    </style:style>
    <style:style style:name="T89" style:family="text">
      <style:text-properties fo:font-size="18.00pt" fo:font-weight="bold" fo:font-family="Calibri" style:font-family-asian="Calibri" style:font-family-complex="Calibri" fo:background-color="transparent" fo:color="#ff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8.00pt" fo:font-weight="bold" fo:font-family="Calibri" style:font-family-asian="Calibri" style:font-family-complex="Calibri" fo:background-color="transparent" fo:color="#00206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8.00pt" fo:font-weight="bold" fo:font-family="Calibri" style:font-family-asian="Calibri" style:font-family-complex="Calibri" fo:background-color="transparent" fo:color="#00206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8.00pt" fo:font-weight="bold" fo:font-family="Calibri" style:font-family-asian="Calibri" style:font-family-complex="Calibri" fo:background-color="transparent" fo:color="#002060"/>
    </style:style>
    <style:style style:name="T96" style:family="text">
      <style:text-properties fo:font-size="18.00pt" fo:font-weight="bold" fo:font-family="Calibri" style:font-family-asian="Calibri" style:font-family-complex="Calibri" fo:background-color="#ffff00" fo:color="#ff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bold" fo:font-family="Calibri" style:font-family-asian="Calibri" style:font-family-complex="Calibri" fo:background-color="transparent" fo:color="#00b05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bold" fo:font-family="Calibri" style:font-family-asian="Calibri" style:font-family-complex="Calibri" fo:background-color="transparent" fo:color="#00b05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bold" fo:font-family="Calibri" style:font-family-asian="Calibri" style:font-family-complex="Calibri" fo:background-color="transparent" fo:color="#00b05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8.00pt" fo:font-weight="bold" fo:font-family="Calibri" style:font-family-asian="Calibri" style:font-family-complex="Calibri" fo:background-color="#ffff00" fo:color="#ff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30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33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36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39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42" style:family="paragraph">
      <style:paragraph-properties fo:line-height="115.00%" fo:text-align="left" fo:margin-bottom="10.00pt"/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47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48" style:family="paragraph">
      <style:paragraph-properties fo:line-height="100.00%" fo:text-align="center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50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51" style:family="paragraph">
      <style:paragraph-properties fo:line-height="100.00%" fo:text-align="center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53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150.35pt"/>
          <style:tab-stop style:position="32891.10pt"/>
          <style:tab-stop style:position="1685.85pt" style:type="right"/>
        </style:tab-stops>
      </style:paragraph-properties>
    </style:style>
    <style:style style:name="P56" style:family="paragraph">
      <style:paragraph-properties fo:line-height="115.00%" fo:text-align="left" fo:margin-bottom="10.00pt"/>
    </style:style>
    <style:style style:name="P57" style:family="paragraph">
      <style:paragraph-properties fo:line-height="100.00%" fo:text-align="justify"/>
    </style:style>
    <style:style style:name="P58" style:family="paragraph">
      <style:paragraph-properties fo:line-height="100.00%" fo:text-align="left"/>
    </style:style>
    <style:style style:name="TableColumn0100" style:family="table-column">
      <style:table-column-properties style:column-width="2.163194in"/>
    </style:style>
    <style:style style:name="TableColumn0101" style:family="table-column">
      <style:table-column-properties style:column-width="2.163889in"/>
    </style:style>
    <style:style style:name="TableColumn0102" style:family="table-column">
      <style:table-column-properties style:column-width="2.163889in"/>
    </style:style>
    <style:style style:name="Table01" style:family="table">
      <style:table-properties style:width="6.490972in" fo:margin-left="0.000000in" style:writing-mode="lr" table:align="left" style:may-break-between-rows="true"/>
    </style:style>
    <style:style style:name="TableRow0100" style:family="table-row">
      <style:table-row-properties style:min-row-height="0.504167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1" style:family="table-row">
      <style:table-row-properties style:min-row-height="0.400000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2" style:family="table-row">
      <style:table-row-properties style:min-row-height="0.163889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3" style:family="table-row">
      <style:table-row-properties style:min-row-height="0.186806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4" style:family="table-row">
      <style:table-row-properties style:min-row-height="0.168750in"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200" style:family="table-column">
      <style:table-column-properties style:column-width="2.163194in"/>
    </style:style>
    <style:style style:name="TableColumn0201" style:family="table-column">
      <style:table-column-properties style:column-width="2.163889in"/>
    </style:style>
    <style:style style:name="TableColumn0202" style:family="table-column">
      <style:table-column-properties style:column-width="2.163889in"/>
    </style:style>
    <style:style style:name="Table02" style:family="table">
      <style:table-properties style:width="6.490972in" fo:margin-left="0.000000in" style:writing-mode="lr" table:align="left" style:may-break-between-rows="true"/>
    </style:style>
    <style:style style:name="TableRow0200" style:family="table-row">
      <style:table-row-properties style:min-row-height="0.504167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1" style:family="table-row">
      <style:table-row-properties style:min-row-height="0.400000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2" style:family="table-row">
      <style:table-row-properties style:min-row-height="0.163889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3" style:family="table-row">
      <style:table-row-properties style:min-row-height="0.186806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</office:automatic-styles>
  <office:body>
    <office:text>
      <text:p text:style-name="P1"><text:span text:style-name="T1"/></text:p>
      <text:p text:style-name="P2"><text:span text:style-name="T2">KARTIK AGARWAL</text:span></text:p>
      <text:p text:style-name="P2"><text:span text:style-name="T3">171B056</text:span></text:p>
      <text:p text:style-name="P2"><text:span text:style-name="T3">+91-7017612045</text:span></text:p>
      <text:p text:style-name="P3"><text:a xlink:href="mailto:kartikag1@yahoo.com"><text:span text:style-name="T5">kartikag1@yahoo.com</text:span></text:a><text:span text:style-name="T6"/></text:p>
      <text:p text:style-name="P3"><text:span text:style-name="T6"/></text:p>
      <text:p text:style-name="P3"><text:span text:style-name="T6"/></text:p>
      <text:p text:style-name="P4"><text:span text:style-name="T7">SUPER-KART</text:span><text:span text:style-name="T8"><text:s text:c="2"/></text:span></text:p>
      <text:p text:style-name="P5"><text:span text:style-name="T9"/></text:p>
      <text:p text:style-name="P5"><text:span text:style-name="T9"/></text:p>
      <text:p text:style-name="P6"><text:span text:style-name="T10">SCREEN-1:<text:tab/></text:span></text:p>
      <text:p text:style-name="P6"><text:span text:style-name="T11"/></text:p>
      <text:p text:style-name="P7"><draw:frame text:anchor-type="as-char" svg:width="152.40mm" svg:height="79.38mm" style:rel-width="scale" style:rel-height="scale"><draw:object-ole xlink:href="OleObj1"/><draw:image xlink:href="ObjectReplacements/OleObj1"/></draw:frame><text:span text:style-name="T11"/></text:p>
      <text:p text:style-name="P7"><text:span text:style-name="T11"/></text:p>
      <text:p text:style-name="P7"><text:span text:style-name="T11"/></text:p>
      <text:p text:style-name="P7"><text:span text:style-name="T12"><text:s/></text:span></text:p>
      <text:p text:style-name="P8"><text:span text:style-name="T12">This is the first page of the project-<text:s/></text:span><text:span text:style-name="T13">SUPERKART. </text:span></text:p>
      <text:p text:style-name="P8"><text:span text:style-name="T14">This is a splash screen, it gives information about the developer and automatically redirects to the main project page when you hover cursor on the image.</text:span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6">SCREEN-2:</text:span></text:p>
      <text:p text:style-name="P8"><text:span text:style-name="T17"/></text:p>
      <text:p text:style-name="P9"><draw:frame text:anchor-type="as-char" svg:width="175.95mm" svg:height="90.49mm" style:rel-width="scale" style:rel-height="scale"><draw:object-ole xlink:href="OleObj2"/><draw:image xlink:href="ObjectReplacements/OleObj2"/></draw:frame><text:span text:style-name="T17"/></text:p>
      <text:p text:style-name="P9"><text:span text:style-name="T17"/></text:p>
      <text:p text:style-name="P9"><text:span text:style-name="T17"/></text:p>
      <text:p text:style-name="P10"><text:span text:style-name="T18">This is the main page of project-<text:s/></text:span><text:span text:style-name="T19">SUPERKART</text:span></text:p>
      <text:p text:style-name="P10"><text:span text:style-name="T20">It is classified into 2 sections:</text:span></text:p>
      <text:p text:style-name="P10"><text:span text:style-name="T21"/></text:p>
      <text:p text:style-name="P10"><text:span text:style-name="T22">First one i.e. OLD ORDER DETAILS gives the information about the buyer who purchased some goods earlier.</text:span></text:p>
      <text:p text:style-name="P10"><text:span text:style-name="T23"/></text:p>
      <text:p text:style-name="P10"><text:span text:style-name="T24">The Button leads to a new page which demands for password which was set by customer at the time of purchase </text:span></text:p>
      <text:p text:style-name="P10"><text:span text:style-name="T25"/></text:p>
      <text:p text:style-name="P11"><draw:frame text:anchor-type="as-char" svg:width="175.95mm" svg:height="89.16mm" style:rel-width="scale" style:rel-height="scale"><draw:object-ole xlink:href="OleObj3"/><draw:image xlink:href="ObjectReplacements/OleObj3"/></draw:frame><text:span text:style-name="T25"/></text:p>
      <text:p text:style-name="P12"><text:span text:style-name="T26">Through this, the information of customer can be retrieved </text:span></text:p>
      <text:p text:style-name="P12"><text:span text:style-name="T27"/></text:p>
      <text:p text:style-name="P12"><text:span text:style-name="T28">----------------------------------------------------------------------------------</text:span></text:p>
      <text:p text:style-name="P12"><text:span text:style-name="T29">The second section is for placing a new order</text:span></text:p>
      <text:p text:style-name="P12"><text:span text:style-name="T29">Here customer needs to input NAME , ADDRESS and also set a unique PASSWORD failing to which automatically error would be displayed</text:span></text:p>
      <text:p text:style-name="P12"><text:span text:style-name="T29">Once user inputs information he/she is directed to the PRODUCT page</text:span></text:p>
      <text:p text:style-name="P12"><text:span text:style-name="T30"/></text:p>
      <text:p text:style-name="P12"><text:span text:style-name="T30"/></text:p>
      <text:p text:style-name="P12"><text:span text:style-name="T31">[ONLY 2 ITEMS HAVE BEEN KEPT FOR DEMONSTRATION]</text:span></text:p>
      <text:p text:style-name="P12"><text:span text:style-name="T32"/></text:p>
      <text:p text:style-name="P13"><draw:frame text:anchor-type="as-char" svg:width="175.95mm" svg:height="91.02mm" style:rel-width="scale" style:rel-height="scale"><draw:object-ole xlink:href="OleObj4"/><draw:image xlink:href="ObjectReplacements/OleObj4"/></draw:frame><text:span text:style-name="T32"/></text:p>
      <text:p text:style-name="P13"><text:span text:style-name="T32"/></text:p>
      <text:p text:style-name="P14"><text:span text:style-name="T33">On this page customer needs to select the item he/she wants to purchase</text:span></text:p>
      <text:p text:style-name="P14"><text:span text:style-name="T33">and click on the Button to be re-directed to the payment page</text:span></text:p>
      <text:p text:style-name="P14"><text:span text:style-name="T34"/></text:p>
      <text:p text:style-name="P15"><draw:frame text:anchor-type="as-char" svg:width="176.21mm" svg:height="88.11mm" style:rel-width="scale" style:rel-height="scale"><draw:object-ole xlink:href="OleObj5"/><draw:image xlink:href="ObjectReplacements/OleObj5"/></draw:frame><text:span text:style-name="T34"/></text:p>
      <text:p text:style-name="P15"><text:span text:style-name="T34"/></text:p>
      <text:p text:style-name="P15"><text:span text:style-name="T34"/></text:p>
      <text:p text:style-name="P16"><text:span text:style-name="T35">HERE THE CUSTOMER HAS TO ENTER CARD NUMBER &amp; CVV </text:span></text:p>
      <text:p text:style-name="P16"><text:span text:style-name="T36"/></text:p>
      <text:p text:style-name="P16"><text:span text:style-name="T37">[</text:span><text:span text:style-name="T38">AS PAYMENT GATEWAY IS JUST IMAGINARY SO A VALID CARD HAS BEEN GIVEN BELOW</text:span><text:span text:style-name="T39">]</text:span></text:p>
      <text:p text:style-name="P16"><text:span text:style-name="T40"/></text:p>
      <text:p text:style-name="P17"><draw:frame text:anchor-type="as-char" svg:width="82.29mm" svg:height="52.65mm" style:rel-width="scale" style:rel-height="scale"><draw:object-ole xlink:href="OleObj6"/><draw:image xlink:href="ObjectReplacements/OleObj6"/></draw:frame><text:span text:style-name="T40"/></text:p>
      <text:p text:style-name="P17"><text:span text:style-name="T40"/></text:p>
      <text:p text:style-name="P17"><text:span text:style-name="T40"/></text:p>
      <text:p text:style-name="P18"><text:span text:style-name="T41">If this card is used PAYMENT will be successful </text:span></text:p>
      <text:p text:style-name="P18"><text:span text:style-name="T42"/></text:p>
      <text:p text:style-name="P19"><draw:frame text:anchor-type="as-char" svg:width="175.95mm" svg:height="131.50mm" style:rel-width="scale" style:rel-height="scale"><draw:object-ole xlink:href="OleObj7"/><draw:image xlink:href="ObjectReplacements/OleObj7"/></draw:frame><text:span text:style-name="T42"/></text:p>
      <text:p text:style-name="P20"><text:span text:style-name="T43">Then order details can be checked by the button</text:span></text:p>
      <text:p text:style-name="P20"><text:span text:style-name="T44"/></text:p>
      <text:p text:style-name="P21"><draw:frame text:anchor-type="as-char" svg:width="175.95mm" svg:height="78.58mm" style:rel-width="scale" style:rel-height="scale"><draw:object-ole xlink:href="OleObj8"/><draw:image xlink:href="ObjectReplacements/OleObj8"/></draw:frame><text:span text:style-name="T44"/></text:p>
      <text:p text:style-name="P21"><text:span text:style-name="T44"/></text:p>
      <text:p text:style-name="P22"><text:span text:style-name="T45">If other card details are entered then, you can also repay through the button with the correct card details </text:span></text:p>
      <text:p text:style-name="P22"><text:span text:style-name="T46"/></text:p>
      <text:p text:style-name="P23"><draw:frame text:anchor-type="as-char" svg:width="175.95mm" svg:height="87.31mm" style:rel-width="scale" style:rel-height="scale"><draw:object-ole xlink:href="OleObj9"/><draw:image xlink:href="ObjectReplacements/OleObj9"/></draw:frame><text:span text:style-name="T46"/></text:p>
      <text:p text:style-name="P23"><text:span text:style-name="T46"/></text:p>
      <text:p text:style-name="P23"><text:span text:style-name="T46"/></text:p>
      <text:p text:style-name="P23"><text:span text:style-name="T46"/></text:p>
      <text:p text:style-name="P24"><text:span text:style-name="T47">Database description:-</text:span></text:p>
      <text:p text:style-name="P25"><text:span text:style-name="T48"/></text:p>
      <text:p text:style-name="P25"><text:span text:style-name="T49">Name</text:span><text:span text:style-name="T50">:- SUPERKART.db</text:span></text:p>
      <text:p text:style-name="P25"><text:span text:style-name="T51">Tables</text:span><text:span text:style-name="T52">:- </text:span></text:p>
      <text:p text:style-name="P26"><text:span text:style-name="T52"><text:tab/><text:tab/></text:span><text:span text:style-name="T53">DATA</text:span></text:p>
      <text:p text:style-name="P26"><text:span text:style-name="T54">(it contains information of all the people who register)</text:span></text:p>
      <text:p text:style-name="P26"><text:span text:style-name="T55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8"><text:span text:style-name="T56">NAME</text:span><text:span text:style-name="T57"/></text:p>
          </table:table-cell>
          <table:table-cell table:style-name="TableCell010001">
            <text:p text:style-name="P28"><text:span text:style-name="T58">ADDRESS</text:span><text:span text:style-name="T59"/></text:p>
          </table:table-cell>
          <table:table-cell table:style-name="TableCell010002">
            <text:p text:style-name="P28"><text:span text:style-name="T60">PASSWORD<text:s/></text:span><text:span text:style-name="T61">(PK)</text:span><text:span text:style-name="T62"/></text:p>
          </table:table-cell>
        </table:table-row>
        <table:table-row table:style-name="TableRow0101">
          <table:table-cell table:style-name="TableCell010100">
            <text:p text:style-name="P31"><text:span text:style-name="T63">Type-varchar</text:span><text:span text:style-name="T64"/></text:p>
          </table:table-cell>
          <table:table-cell table:style-name="TableCell010101">
            <text:p text:style-name="P31"><text:span text:style-name="T65">Type-varchar</text:span><text:span text:style-name="T66"/></text:p>
          </table:table-cell>
          <table:table-cell table:style-name="TableCell010102">
            <text:p text:style-name="P31"><text:span text:style-name="T67">Type-varchar</text:span><text:span text:style-name="T68"/></text:p>
          </table:table-cell>
        </table:table-row>
        <table:table-row table:style-name="TableRow0102">
          <table:table-cell table:style-name="TableCell010200">
            <text:p text:style-name="P34"><text:span text:style-name="T69">A</text:span><text:span text:style-name="T70"/></text:p>
          </table:table-cell>
          <table:table-cell table:style-name="TableCell010201">
            <text:p text:style-name="P34"><text:span text:style-name="T71">XYZ</text:span><text:span text:style-name="T72"/></text:p>
          </table:table-cell>
          <table:table-cell table:style-name="TableCell010202">
            <text:p text:style-name="P34"><text:span text:style-name="T73">1234</text:span><text:span text:style-name="T74"/></text:p>
          </table:table-cell>
        </table:table-row>
        <table:table-row table:style-name="TableRow0103">
          <table:table-cell table:style-name="TableCell010300">
            <text:p text:style-name="P37"><text:span text:style-name="T75">B</text:span><text:span text:style-name="T76"/></text:p>
          </table:table-cell>
          <table:table-cell table:style-name="TableCell010301">
            <text:p text:style-name="P37"><text:span text:style-name="T77">WXY</text:span><text:span text:style-name="T78"/></text:p>
          </table:table-cell>
          <table:table-cell table:style-name="TableCell010302">
            <text:p text:style-name="P37"><text:span text:style-name="T79">a123</text:span><text:span text:style-name="T80"/></text:p>
          </table:table-cell>
        </table:table-row>
        <table:table-row table:style-name="TableRow0104">
          <table:table-cell table:style-name="TableCell010400">
            <text:p text:style-name="P40"><text:span text:style-name="T81">C</text:span><text:span text:style-name="T82"/></text:p>
          </table:table-cell>
          <table:table-cell table:style-name="TableCell010401">
            <text:p text:style-name="P40"><text:span text:style-name="T83">MNO</text:span><text:span text:style-name="T84"/></text:p>
          </table:table-cell>
          <table:table-cell table:style-name="TableCell010402">
            <text:p text:style-name="P40"><text:span text:style-name="T85">Abc</text:span><text:span text:style-name="T86"/></text:p>
          </table:table-cell>
        </table:table-row>
      </table:table>
      <text:p text:style-name="P42"><text:span text:style-name="T86"/></text:p>
      <text:p text:style-name="P43"><text:span text:style-name="T87"><text:tab/></text:span><text:span text:style-name="T88">DATAA</text:span></text:p>
      <text:p text:style-name="P43"><text:span text:style-name="T89">(it contains information of the people who purchased)</text:span></text:p>
      <text:p text:style-name="P43"><text:span text:style-name="T90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45"><text:span text:style-name="T91">NAME</text:span><text:span text:style-name="T92"/></text:p>
          </table:table-cell>
          <table:table-cell table:style-name="TableCell020001">
            <text:p text:style-name="P45"><text:span text:style-name="T93">ADDRESS</text:span><text:span text:style-name="T94"/></text:p>
          </table:table-cell>
          <table:table-cell table:style-name="TableCell020002">
            <text:p text:style-name="P45"><text:span text:style-name="T95">PASSWORD<text:s/></text:span><text:span text:style-name="T96">(PK)</text:span><text:span text:style-name="T97"/></text:p>
          </table:table-cell>
        </table:table-row>
        <table:table-row table:style-name="TableRow0201">
          <table:table-cell table:style-name="TableCell020100">
            <text:p text:style-name="P48"><text:span text:style-name="T98">Type-varchar</text:span><text:span text:style-name="T99"/></text:p>
          </table:table-cell>
          <table:table-cell table:style-name="TableCell020101">
            <text:p text:style-name="P48"><text:span text:style-name="T100">Type-varchar</text:span><text:span text:style-name="T101"/></text:p>
          </table:table-cell>
          <table:table-cell table:style-name="TableCell020102">
            <text:p text:style-name="P48"><text:span text:style-name="T102">Type-varchar</text:span><text:span text:style-name="T103"/></text:p>
          </table:table-cell>
        </table:table-row>
        <table:table-row table:style-name="TableRow0202">
          <table:table-cell table:style-name="TableCell020200">
            <text:p text:style-name="P51"><text:span text:style-name="T104">A</text:span><text:span text:style-name="T105"/></text:p>
          </table:table-cell>
          <table:table-cell table:style-name="TableCell020201">
            <text:p text:style-name="P51"><text:span text:style-name="T106">XYZ</text:span><text:span text:style-name="T107"/></text:p>
          </table:table-cell>
          <table:table-cell table:style-name="TableCell020202">
            <text:p text:style-name="P51"><text:span text:style-name="T108">1234</text:span><text:span text:style-name="T109"/></text:p>
          </table:table-cell>
        </table:table-row>
        <table:table-row table:style-name="TableRow0203">
          <table:table-cell table:style-name="TableCell020300">
            <text:p text:style-name="P54"><text:span text:style-name="T110">B</text:span><text:span text:style-name="T111"/></text:p>
          </table:table-cell>
          <table:table-cell table:style-name="TableCell020301">
            <text:p text:style-name="P54"><text:span text:style-name="T112">WXY</text:span><text:span text:style-name="T113"/></text:p>
          </table:table-cell>
          <table:table-cell table:style-name="TableCell020302">
            <text:p text:style-name="P54"><text:span text:style-name="T114">a123</text:span><text:span text:style-name="T115"/></text:p>
          </table:table-cell>
        </table:table-row>
      </table:table>
      <text:p text:style-name="P56"><text:span text:style-name="T115"/></text:p>
      <text:p text:style-name="P57"><text:span text:style-name="T116">[THE DETAILS OF THE PEOPLE WHO DID NOT PURCHASE ANYTHING CANNOT BE RETRIEVED FROM THE ORDER DETAILS SECTION BUT IS STILL STORED IN THE DATABASE]</text:span></text:p>
      <text:p text:style-name="P58"><text:span text:style-name="T117"/></text:p>
      <text:p text:style-name="P58"><text:span text:style-name="T117"/></text:p>
      <text:p text:style-name="P58"><text:span text:style-name="T117"/></text:p>
      <text:p text:style-name="P58"><text:span text:style-name="T117"/></text:p>
      <text:p text:style-name="P58"><text:span text:style-name="T1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